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fd9" officeooo:paragraph-rsid="000a39bd"/>
    </style:style>
    <style:style style:name="P2" style:family="paragraph" style:parent-style-name="Standard">
      <style:text-properties officeooo:rsid="0002e263" officeooo:paragraph-rsid="000a39bd"/>
    </style:style>
    <style:style style:name="P3" style:family="paragraph" style:parent-style-name="Standard">
      <style:text-properties fo:font-size="16pt" fo:font-weight="bold" officeooo:rsid="0002e263" officeooo:paragraph-rsid="000a39b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3fd9" officeooo:paragraph-rsid="000a39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64bdd" officeooo:paragraph-rsid="000a39b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35707" officeooo:paragraph-rsid="000a39bd"/>
    </style:style>
    <style:style style:name="P7" style:family="paragraph" style:parent-style-name="Standard">
      <style:text-properties officeooo:rsid="00064bdd" officeooo:paragraph-rsid="000a39bd"/>
    </style:style>
    <style:style style:name="P8" style:family="paragraph" style:parent-style-name="Standard">
      <style:text-properties officeooo:rsid="0008284d" officeooo:paragraph-rsid="0008284d"/>
    </style:style>
    <style:style style:name="P9" style:family="paragraph" style:parent-style-name="Standard">
      <style:text-properties officeooo:rsid="0008284d" officeooo:paragraph-rsid="000a39bd"/>
    </style:style>
    <style:style style:name="P10" style:family="paragraph" style:parent-style-name="Standard">
      <style:text-properties officeooo:paragraph-rsid="000a39bd"/>
    </style:style>
    <style:style style:name="P11" style:family="paragraph" style:parent-style-name="Standard">
      <style:paragraph-properties fo:text-align="center" style:justify-single-word="false"/>
      <style:text-properties officeooo:rsid="000a39bd" officeooo:paragraph-rsid="000a39bd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0a39bd" officeooo:paragraph-rsid="000a39bd" style:font-size-asian="22pt" style:font-weight-asian="bold" style:font-size-complex="22pt" style:font-weight-complex="bold"/>
    </style:style>
    <style:style style:name="T1" style:family="text">
      <style:text-properties officeooo:rsid="00023f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e263" style:font-weight-asian="bold" style:font-weight-complex="bold"/>
    </style:style>
    <style:style style:name="T4" style:family="text">
      <style:text-properties fo:font-weight="bold" officeooo:rsid="00035707" style:font-weight-asian="bold" style:font-weight-complex="bold"/>
    </style:style>
    <style:style style:name="T5" style:family="text">
      <style:text-properties fo:font-weight="bold" officeooo:rsid="00064bdd" style:font-weight-asian="bold" style:font-weight-complex="bold"/>
    </style:style>
    <style:style style:name="T6" style:family="text">
      <style:text-properties fo:font-weight="bold" officeooo:rsid="0008284d" style:font-weight-asian="bold" style:font-weight-complex="bold"/>
    </style:style>
    <style:style style:name="T7" style:family="text">
      <style:text-properties fo:font-weight="bold" officeooo:rsid="00023fd9" style:font-weight-asian="bold" style:font-weight-complex="bold"/>
    </style:style>
    <style:style style:name="T8" style:family="text">
      <style:text-properties officeooo:rsid="0002e263"/>
    </style:style>
    <style:style style:name="T9" style:family="text">
      <style:text-properties officeooo:rsid="0003570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35707" style:font-weight-asian="normal" style:font-weight-complex="normal"/>
    </style:style>
    <style:style style:name="T12" style:family="text">
      <style:text-properties fo:font-weight="normal" officeooo:rsid="00064bdd" style:font-weight-asian="normal" style:font-weight-complex="normal"/>
    </style:style>
    <style:style style:name="T13" style:family="text">
      <style:text-properties fo:font-weight="normal" officeooo:rsid="0008284d" style:font-weight-asian="normal" style:font-weight-complex="normal"/>
    </style:style>
    <style:style style:name="T14" style:family="text">
      <style:text-properties fo:font-weight="normal" officeooo:rsid="0008b72a" style:font-weight-asian="normal" style:font-weight-complex="normal"/>
    </style:style>
    <style:style style:name="T15" style:family="text">
      <style:text-properties officeooo:rsid="00064bdd"/>
    </style:style>
    <style:style style:name="T16" style:family="text">
      <style:text-properties officeooo:rsid="0008284d"/>
    </style:style>
    <style:style style:name="T17" style:family="text">
      <style:text-properties officeooo:rsid="0008b72a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a8895" style:font-size-asian="18pt" style:font-weight-asian="bold" style:font-size-complex="18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7">T</text:span>EMA 1 </text:p>
      <text:p text:style-name="P12">ELEMENTOS DE </text:p>
      <text:p text:style-name="P11"><text:span text:style-name="T20">DESARROLLO SOFTWARE</text:span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7"><text:span text:style-name="T18">2</text:span><text:span text:style-name="T19">º</text:span><text:span text:style-name="T18">.Conceptos básicos</text:span></text:p>
      <text:p text:style-name="P4"/>
      <text:p text:style-name="P4"/>
      <text:p text:style-name="P4"><text:span text:style-name="T15">2.</text:span><text:span text:style-name="T8">1-.</text:span>Tipos de software</text:p>
      <text:p text:style-name="P4"/>
      <text:p text:style-name="P1"><text:s/></text:p>
      <text:p text:style-name="P1">-<text:tab/><text:span text:style-name="T2">Sistema: Sistema operativo</text:span> (Programa a gran escala que permite comunicar al usuario con <text:tab/>la maquina, <text:span text:style-name="T15">a través de instrucciones dirigidas al hardware</text:span>). <text:span text:style-name="T5">Drivers</text:span><text:span text:style-name="T12"> (Explica al sistema <text:tab/>operativo como debe de trabajar</text:span></text:p>
      <text:p text:style-name="P1"/>
      <text:p text:style-name="P10"><text:span text:style-name="T1">-<text:tab/></text:span><text:span text:style-name="T7">Aplicación: </text:span><text:span text:style-name="T6">Navegadores</text:span><text:span text:style-name="T1"> (Realiza ciertas tareas complejas a nivel de usuario)</text:span></text:p>
      <text:p text:style-name="P1"/>
      <text:p text:style-name="P1">-<text:tab/><text:span text:style-name="T2">Desarrollo: Editores</text:span> (Permite desarrollar otros programas), <text:span text:style-name="T3">Compilador</text:span><text:span text:style-name="T8"> (Genera un <text:tab/>archivo que tiene una serie de instrucciones entendidas por el microprocesador del tipo de <text:tab/>ordenador que se este utilizando).</text:span></text:p>
      <text:p text:style-name="P1"/>
      <text:p text:style-name="P1"/>
      <text:p text:style-name="P1"/>
      <text:p text:style-name="P3"><text:span text:style-name="T15">2.</text:span>2-.Relaciones entre hardware y software</text:p>
      <text:p text:style-name="P3"/>
      <text:p text:style-name="P2"/>
      <text:p text:style-name="P2">-<text:tab/><text:span text:style-name="T2">CPU: </text:span>Toma datos, ejecuta instrucciones y devuelve soluciones. <text:span text:style-name="T9">Trabaja con </text:span><text:span text:style-name="T4">Registros</text:span><text:span text:style-name="T11"> <text:tab/>debido a su velocidad.</text:span></text:p>
      <text:p text:style-name="P2"/>
      <text:p text:style-name="P2">-<text:tab/><text:span text:style-name="T2">Memoria RAM:</text:span> Es la memoria principal, <text:span text:style-name="T9">donde se buscan los programas debido a que es <text:tab/>la mas rápida.</text:span> Es <text:span text:style-name="T9">volátil y siempre se trabaja principalmente con esta memoria.</text:span></text:p>
      <text:p text:style-name="P2"/>
      <text:p text:style-name="P6">-<text:tab/><text:span text:style-name="T2">Disco duro: </text:span><text:span text:style-name="T10">Memoria secundaria o de </text:span><text:span text:style-name="T13">almacenamiento masivo en ella </text:span><text:span text:style-name="T10">se almacenan los <text:tab/>programas debido a su gran capacidad de espacio.</text:span></text:p>
      <text:p text:style-name="P6"><text:span text:style-name="T10"/></text:p>
      <text:p text:style-name="P6"><text:span text:style-name="T10">-<text:tab/></text:span><text:span text:style-name="T2">Entrada y salida:</text:span><text:span text:style-name="T10"> Recoge los datos de los periféricos de entrada y salida.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5">2.3-.<text:span text:style-name="T16">Códigos fuente, objeto y ejecutable</text:span></text:p>
      <text:p text:style-name="P7"><text:span text:style-name="T13"/></text:p>
      <text:p text:style-name="P7"><text:span text:style-name="T13"/></text:p>
      <text:p text:style-name="P9"><text:span text:style-name="T10">-<text:tab/></text:span><text:span text:style-name="T2">Código objeto: </text:span><text:span text:style-name="T10">Archivo binario el cual no se puede ejecutar, pensado para hacer C++ y <text:tab/>java, también denominado en java como Bytecode.</text:span></text:p>
      <text:p text:style-name="P9"><text:soft-page-break/><text:span text:style-name="T10"/></text:p>
      <text:p text:style-name="P9"><text:span text:style-name="T10">-<text:tab/></text:span><text:span text:style-name="T2">Código fuente:</text:span><text:span text:style-name="T10"> Formato de archivo editable </text:span><text:span text:style-name="T14">por lo cual otros desarrolladores pueden <text:tab/>continuar tu trabajo</text:span><text:span text:style-name="T10">.</text:span></text:p>
      <text:p text:style-name="P9"><text:span text:style-name="T10"/></text:p>
      <text:p text:style-name="P9"><text:span text:style-name="T10">-<text:tab/></text:span><text:span text:style-name="T2">Código ejecutable:</text:span><text:span text:style-name="T10"> Es binario, también conocido como archivo .exe, </text:span><text:span text:style-name="T14">como su nombre <text:tab/>indica se puede ejecutar.</text:span></text:p>
      <text:p text:style-name="P9"><text:span text:style-name="T14"/></text:p>
      <text:p text:style-name="P9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6:16:09.228976562</meta:creation-date>
    <dc:date>2023-09-22T17:55:10.294189448</dc:date>
    <meta:editing-duration>PT26M41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2" meta:paragraph-count="18" meta:word-count="230" meta:character-count="1505" meta:non-whitespace-character-count="1279"/>
  </office:meta>
</office:document-meta>
</file>